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un, 3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 Removed star naming section since AAVSO web resources available for this.</text:p>
          </table:table-cell>
        </table:table-row>
        <table:table-row>
          <table:table-cell table:style-name="RevisionHistory.A2" office:value-type="string">
            <text:p text:style-name="Table_20_Contents">Sun, 9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1 releas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83</meta:editing-cycles>
    <dc:date>2020-05-09T21:43:18</dc:date>
    <meta:editing-duration>PT18H58M10S</meta:editing-duration>
    <meta:document-statistic meta:table-count="1" meta:image-count="0" meta:object-count="0" meta:page-count="2" meta:paragraph-count="63" meta:word-count="310" meta:character-count="1960"/>
  </office:meta>
</office:document-meta>
</file>